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/>
          <table:table-cell office:value-type="string" calcext:value-type="string">
            <text:p>BK_1</text:p>
          </table:table-cell>
          <table:table-cell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/>
          <table:table-cell office:value-type="string" calcext:value-type="string">
            <text:p>BL_1</text:p>
          </table:table-cell>
          <table:table-cell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BK_2</text:p>
          </table:table-cell>
          <table:table-cell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/>
          <table:table-cell office:value-type="string" calcext:value-type="string">
            <text:p>BL_2</text:p>
          </table:table-cell>
          <table:table-cell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/>
          <table:table-cell office:value-type="string" calcext:value-type="string">
            <text:p>BK_3</text:p>
          </table:table-cell>
          <table:table-cell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/>
          <table:table-cell office:value-type="string" calcext:value-type="string">
            <text:p>BL_3</text:p>
          </table:table-cell>
          <table:table-cell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/>
          <table:table-cell office:value-type="string" calcext:value-type="string">
            <text:p>BK_4</text:p>
          </table:table-cell>
          <table:table-cell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/>
          <table:table-cell office:value-type="string" calcext:value-type="string">
            <text:p>BL_4</text:p>
          </table:table-cell>
          <table:table-cell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/>
          <table:table-cell office:value-type="string" calcext:value-type="string">
            <text:p>BK_5</text:p>
          </table:table-cell>
          <table:table-cell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/>
          <table:table-cell office:value-type="string" calcext:value-type="string">
            <text:p>BL_5</text:p>
          </table:table-cell>
          <table:table-cell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/>
          <table:table-cell office:value-type="string" calcext:value-type="string">
            <text:p>BK_6</text:p>
          </table:table-cell>
          <table:table-cell office:value-type="float" office:value="84.132" calcext:value-type="float">
            <text:p>84,132</text:p>
          </table:table-cell>
          <table:table-cell table:style-name="ce12" office:value-type="float" office:value="0.121" calcext:value-type="float">
            <text:p>0,121</text:p>
          </table:table-cell>
          <table:table-cell/>
          <table:table-cell office:value-type="string" calcext:value-type="string">
            <text:p>BL_6</text:p>
          </table:table-cell>
          <table:table-cell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/>
          <table:table-cell office:value-type="string" calcext:value-type="string">
            <text:p>BK_7</text:p>
          </table:table-cell>
          <table:table-cell office:value-type="float" office:value="0.0871" calcext:value-type="float">
            <text:p>0,0871</text:p>
          </table:table-cell>
          <table:table-cell table:style-name="ce12" office:value-type="float" office:value="0.07859" calcext:value-type="float">
            <text:p>0,07859</text:p>
          </table:table-cell>
          <table:table-cell/>
          <table:table-cell office:value-type="string" calcext:value-type="string">
            <text:p>BL_7</text:p>
          </table:table-cell>
          <table:table-cell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/>
          <table:table-cell office:value-type="string" calcext:value-type="string">
            <text:p>BK_8</text:p>
          </table:table-cell>
          <table:table-cell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/>
          <table:table-cell office:value-type="string" calcext:value-type="string">
            <text:p>BL_8</text:p>
          </table:table-cell>
          <table:table-cell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/>
          <table:table-cell office:value-type="string" calcext:value-type="string">
            <text:p>BK_9</text:p>
          </table:table-cell>
          <table:table-cell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/>
          <table:table-cell office:value-type="string" calcext:value-type="string">
            <text:p>BL_9</text:p>
          </table:table-cell>
          <table:table-cell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/>
          <table:table-cell office:value-type="string" calcext:value-type="string">
            <text:p>BK_10</text:p>
          </table:table-cell>
          <table:table-cell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/>
          <table:table-cell office:value-type="string" calcext:value-type="string">
            <text:p>BL_10</text:p>
          </table:table-cell>
          <table:table-cell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1" table:number-columns-repeated="2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1" table:number-columns-repeated="2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1369" calcext:value-type="float">
            <text:p>0,221369</text:p>
          </table:table-cell>
          <table:table-cell table:style-name="ce1" table:number-columns-repeated="2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1"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/>
          <table:table-cell office:value-type="string" calcext:value-type="string">
            <text:p>Liver_1</text:p>
          </table:table-cell>
          <table:table-cell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/>
          <table:table-cell office:value-type="string" calcext:value-type="string">
            <text:p>MB_1</text:p>
          </table:table-cell>
          <table:table-cell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/>
          <table:table-cell office:value-type="string" calcext:value-type="string">
            <text:p>NT_1</text:p>
          </table:table-cell>
          <table:table-cell office:value-type="float" office:value="0.098" calcext:value-type="float">
            <text:p>0,09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378" calcext:value-type="percentage">
            <text:p>43,78%</text:p>
          </table:table-cell>
          <table:table-cell office:value-type="percentage" office:value="0.3786" calcext:value-type="percentage">
            <text:p>37,86%</text:p>
          </table:table-cell>
          <table:table-cell/>
          <table:table-cell office:value-type="string" calcext:value-type="string">
            <text:p>Liver_2</text:p>
          </table:table-cell>
          <table:table-cell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/>
          <table:table-cell office:value-type="string" calcext:value-type="string">
            <text:p>MB_2</text:p>
          </table:table-cell>
          <table:table-cell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/>
          <table:table-cell office:value-type="string" calcext:value-type="string">
            <text:p>NT_2</text:p>
          </table:table-cell>
          <table:table-cell office:value-type="float" office:value="0.0773" calcext:value-type="float">
            <text:p>0,0773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3892" calcext:value-type="percentage">
            <text:p>38,92%</text:p>
          </table:table-cell>
          <table:table-cell/>
          <table:table-cell office:value-type="string" calcext:value-type="string">
            <text:p>Liver_3</text:p>
          </table:table-cell>
          <table:table-cell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/>
          <table:table-cell office:value-type="string" calcext:value-type="string">
            <text:p>MB_3</text:p>
          </table:table-cell>
          <table:table-cell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/>
          <table:table-cell office:value-type="string" calcext:value-type="string">
            <text:p>NT_3</text:p>
          </table:table-cell>
          <table:table-cell office:value-type="float" office:value="0.1095" calcext:value-type="float">
            <text:p>0,1095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3812" calcext:value-type="percentage">
            <text:p>38,12%</text:p>
          </table:table-cell>
          <table:table-cell/>
          <table:table-cell office:value-type="string" calcext:value-type="string">
            <text:p>Liver_4</text:p>
          </table:table-cell>
          <table:table-cell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/>
          <table:table-cell office:value-type="string" calcext:value-type="string">
            <text:p>MB_4</text:p>
          </table:table-cell>
          <table:table-cell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/>
          <table:table-cell office:value-type="string" calcext:value-type="string">
            <text:p>NT_4</text:p>
          </table:table-cell>
          <table:table-cell office:value-type="float" office:value="0.0935" calcext:value-type="float">
            <text:p>0,0935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376" calcext:value-type="percentage">
            <text:p>37,60%</text:p>
          </table:table-cell>
          <table:table-cell/>
          <table:table-cell office:value-type="string" calcext:value-type="string">
            <text:p>Liver_5</text:p>
          </table:table-cell>
          <table:table-cell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/>
          <table:table-cell office:value-type="string" calcext:value-type="string">
            <text:p>MB_5</text:p>
          </table:table-cell>
          <table:table-cell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/>
          <table:table-cell office:value-type="string" calcext:value-type="string">
            <text:p>NT_5</text:p>
          </table:table-cell>
          <table:table-cell office:value-type="float" office:value="0.1308" calcext:value-type="float">
            <text:p>0,130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38" calcext:value-type="percentage">
            <text:p>47,38%</text:p>
          </table:table-cell>
          <table:table-cell office:value-type="percentage" office:value="0.4172" calcext:value-type="percentage">
            <text:p>41,72%</text:p>
          </table:table-cell>
          <table:table-cell/>
          <table:table-cell office:value-type="string" calcext:value-type="string">
            <text:p>Liver_6</text:p>
          </table:table-cell>
          <table:table-cell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/>
          <table:table-cell office:value-type="string" calcext:value-type="string">
            <text:p>MB_6</text:p>
          </table:table-cell>
          <table:table-cell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/>
          <table:table-cell office:value-type="string" calcext:value-type="string">
            <text:p>NT_6</text:p>
          </table:table-cell>
          <table:table-cell office:value-type="float" office:value="0.058" calcext:value-type="float">
            <text:p>0,058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4014" calcext:value-type="percentage">
            <text:p>40,14%</text:p>
          </table:table-cell>
          <table:table-cell/>
          <table:table-cell office:value-type="string" calcext:value-type="string">
            <text:p>Liver_7</text:p>
          </table:table-cell>
          <table:table-cell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/>
          <table:table-cell office:value-type="string" calcext:value-type="string">
            <text:p>MB_7</text:p>
          </table:table-cell>
          <table:table-cell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/>
          <table:table-cell office:value-type="string" calcext:value-type="string">
            <text:p>NT_7</text:p>
          </table:table-cell>
          <table:table-cell office:value-type="float" office:value="6957.74" calcext:value-type="float">
            <text:p>6957,74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3801" calcext:value-type="percentage">
            <text:p>38,01%</text:p>
          </table:table-cell>
          <table:table-cell/>
          <table:table-cell office:value-type="string" calcext:value-type="string">
            <text:p>Liver_8</text:p>
          </table:table-cell>
          <table:table-cell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MB_8</text:p>
          </table:table-cell>
          <table:table-cell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/>
          <table:table-cell office:value-type="string" calcext:value-type="string">
            <text:p>NT_8</text:p>
          </table:table-cell>
          <table:table-cell office:value-type="float" office:value="0.0696" calcext:value-type="float">
            <text:p>0,0696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792" calcext:value-type="percentage">
            <text:p>47,92%</text:p>
          </table:table-cell>
          <table:table-cell office:value-type="percentage" office:value="0.4085" calcext:value-type="percentage">
            <text:p>40,85%</text:p>
          </table:table-cell>
          <table:table-cell/>
          <table:table-cell office:value-type="string" calcext:value-type="string">
            <text:p>Liver_9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3705" calcext:value-type="percentage">
            <text:p>37,05%</text:p>
          </table:table-cell>
          <table:table-cell/>
          <table:table-cell office:value-type="string" calcext:value-type="string">
            <text:p>MB_9</text:p>
          </table:table-cell>
          <table:table-cell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/>
          <table:table-cell office:value-type="string" calcext:value-type="string">
            <text:p>NT_9</text:p>
          </table:table-cell>
          <table:table-cell office:value-type="float" office:value="0.107" calcext:value-type="float">
            <text:p>0,107</text:p>
          </table:table-cell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732" calcext:value-type="percentage">
            <text:p>37,32%</text:p>
          </table:table-cell>
          <table:table-cell/>
          <table:table-cell office:value-type="string" calcext:value-type="string">
            <text:p>Liver_10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858" calcext:value-type="percentage">
            <text:p>28,58%</text:p>
          </table:table-cell>
          <table:table-cell/>
          <table:table-cell office:value-type="string" calcext:value-type="string">
            <text:p>MB_10</text:p>
          </table:table-cell>
          <table:table-cell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/>
          <table:table-cell office:value-type="string" calcext:value-type="string">
            <text:p>NT_10</text:p>
          </table:table-cell>
          <table:table-cell office:value-type="float" office:value="0.093" calcext:value-type="float">
            <text:p>0,093</text:p>
          </table:table-cell>
          <table:table-cell table:style-name="ce5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/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/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/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95" calcext:value-type="percentage">
            <text:p>10,95%</text:p>
          </table:table-cell>
          <table:table-cell table:style-name="ce9" office:value-type="percentage" office:value="0.1306" calcext:value-type="percentage">
            <text:p>13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" calcext:value-type="percentage">
            <text:p>8,10%</text:p>
          </table:table-cell>
          <table:table-cell table:style-name="ce9" office:value-type="percentage" office:value="0.0638" calcext:value-type="percentage">
            <text:p>6,38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/>
          <table:table-cell office:value-type="string" calcext:value-type="string">
            <text:p>Quake_1</text:p>
          </table:table-cell>
          <table:table-cell office:value-type="float" office:value="9.394" calcext:value-type="float">
            <text:p>9,394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office:value-type="float" office:value="4.1966" calcext:value-type="float">
            <text:p>4,19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76" calcext:value-type="percentage">
            <text:p>8,76%</text:p>
          </table:table-cell>
          <table:table-cell table:style-name="ce9" office:value-type="percentage" office:value="0.0472" calcext:value-type="percentage">
            <text:p>4,72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office:value-type="float" office:value="63.98" calcext:value-type="float">
            <text:p>63,98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office:value-type="float" office:value="0.0802" calcext:value-type="float">
            <text:p>0,08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29" calcext:value-type="percentage">
            <text:p>14,29%</text:p>
          </table:table-cell>
          <table:table-cell table:style-name="ce9" office:value-type="percentage" office:value="0.1368" calcext:value-type="percentage">
            <text:p>13,6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office:value-type="float" office:value="9.22" calcext:value-type="float">
            <text:p>9,22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office:value-type="float" office:value="0.0239" calcext:value-type="float">
            <text:p>0,02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" calcext:value-type="percentage">
            <text:p>8,00%</text:p>
          </table:table-cell>
          <table:table-cell table:style-name="ce9" office:value-type="percentage" office:value="0.1263" calcext:value-type="percentage">
            <text:p>12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office:value-type="float" office:value="87.89" calcext:value-type="float">
            <text:p>87,89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office:value-type="float" office:value="0.0345" calcext:value-type="float">
            <text:p>0,03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19" calcext:value-type="percentage">
            <text:p>12,19%</text:p>
          </table:table-cell>
          <table:table-cell table:style-name="ce9" office:value-type="percentage" office:value="0.1191" calcext:value-type="percentage">
            <text:p>11,91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office:value-type="float" office:value="80.72" calcext:value-type="float">
            <text:p>80,72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office:value-type="float" office:value="0.0397" calcext:value-type="float">
            <text:p>0,03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81" calcext:value-type="percentage">
            <text:p>13,81%</text:p>
          </table:table-cell>
          <table:table-cell table:style-name="ce9" office:value-type="percentage" office:value="0.1091" calcext:value-type="percentage">
            <text:p>10,91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office:value-type="float" office:value="10.821" calcext:value-type="float">
            <text:p>10,821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office:value-type="float" office:value="0.045" calcext:value-type="float">
            <text:p>0,0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657" calcext:value-type="percentage">
            <text:p>6,57%</text:p>
          </table:table-cell>
          <table:table-cell table:style-name="ce9" office:value-type="percentage" office:value="0.0861" calcext:value-type="percentage">
            <text:p>8,61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office:value-type="float" office:value="17.617" calcext:value-type="float">
            <text:p>17,61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office:value-type="float" office:value="49.124" calcext:value-type="float">
            <text:p>49,1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895" calcext:value-type="percentage">
            <text:p>8,95%</text:p>
          </table:table-cell>
          <table:table-cell table:style-name="ce9" office:value-type="percentage" office:value="0.0863" calcext:value-type="percentage">
            <text:p>8,6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office:value-type="float" office:value="15.4865" calcext:value-type="float">
            <text:p>15,48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829" calcext:value-type="percentage">
            <text:p>8,29%</text:p>
          </table:table-cell>
          <table:table-cell table:style-name="ce9" office:value-type="percentage" office:value="0.0696" calcext:value-type="percentage">
            <text:p>6,96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office:value-type="float" office:value="6.676" calcext:value-type="float">
            <text:p>6,676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office:value-type="float" office:value="0.917" calcext:value-type="float">
            <text:p>0,91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30:.B39])" office:value-type="percentage" office:value="0.09991" calcext:value-type="percentage">
            <text:p>9,99%</text:p>
          </table:table-cell>
          <table:table-cell table:style-name="ce3" table:formula="of:=AVERAGE([.C30:.C39])" office:value-type="percentage" office:value="0.09749" calcext:value-type="percentage">
            <text:p>9,75%</text:p>
          </table:table-cell>
          <table:table-cell/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/>
          <table:table-cell office:value-type="string" calcext:value-type="string">
            <text:p>Quake_10</text:p>
          </table:table-cell>
          <table:table-cell office:value-type="float" office:value="9.2125" calcext:value-type="float">
            <text:p>9,2125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office:value-type="float" office:value="0.0287" calcext:value-type="float">
            <text:p>0,028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744" calcext:value-type="percentage">
            <text:p>47,44%</text:p>
          </table:table-cell>
          <table:table-cell table:style-name="ce3" office:value-type="percentage" office:value="0.3657" calcext:value-type="percentage">
            <text:p>36,57%</text:p>
          </table:table-cell>
          <table:table-cell/>
          <table:table-cell office:value-type="string" calcext:value-type="string">
            <text:p>Heart1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5205" calcext:value-type="percentage">
            <text:p>52,05%</text:p>
          </table:table-cell>
          <table:table-cell table:style-name="ce3" office:value-type="percentage" office:value="0.2191" calcext:value-type="percentage">
            <text:p>21,91%</text:p>
          </table:table-cell>
          <table:table-cell/>
          <table:table-cell office:value-type="string" calcext:value-type="string">
            <text:p>Heart2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office:value-type="float" office:value="0.265" calcext:value-type="float">
            <text:p>0,265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office:value-type="float" office:value="2086.5" calcext:value-type="float">
            <text:p>2086,5</text:p>
          </table:table-cell>
          <table:table-cell office:value-type="float" office:value="1028.99" calcext:value-type="float">
            <text:p>1028,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5128" calcext:value-type="percentage">
            <text:p>51,28%</text:p>
          </table:table-cell>
          <table:table-cell table:style-name="ce3" office:value-type="percentage" office:value="0.2347" calcext:value-type="percentage">
            <text:p>23,47%</text:p>
          </table:table-cell>
          <table:table-cell/>
          <table:table-cell office:value-type="string" calcext:value-type="string">
            <text:p>Heart3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office:value-type="float" office:value="0.191" calcext:value-type="float">
            <text:p>0,191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office:value-type="float" office:value="1852.72" calcext:value-type="float">
            <text:p>1852,72</text:p>
          </table:table-cell>
          <table:table-cell office:value-type="float" office:value="802.64" calcext:value-type="float">
            <text:p>802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974" calcext:value-type="percentage">
            <text:p>49,74%</text:p>
          </table:table-cell>
          <table:table-cell table:style-name="ce3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Heart4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office:value-type="float" office:value="6.498" calcext:value-type="float">
            <text:p>6,498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office:value-type="float" office:value="1774.25" calcext:value-type="float">
            <text:p>1774,25</text:p>
          </table:table-cell>
          <table:table-cell office:value-type="float" office:value="672.6" calcext:value-type="float">
            <text:p>672,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5667" calcext:value-type="percentage">
            <text:p>56,67%</text:p>
          </table:table-cell>
          <table:table-cell table:style-name="ce3" office:value-type="percentage" office:value="0.3431" calcext:value-type="percentage">
            <text:p>34,31%</text:p>
          </table:table-cell>
          <table:table-cell/>
          <table:table-cell office:value-type="string" calcext:value-type="string">
            <text:p>Heart5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office:value-type="float" office:value="0.9938" calcext:value-type="float">
            <text:p>0,9938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office:value-type="float" office:value="2749.17" calcext:value-type="float">
            <text:p>2749,17</text:p>
          </table:table-cell>
          <table:table-cell office:value-type="float" office:value="1695.54" calcext:value-type="float">
            <text:p>1695,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5538" calcext:value-type="percentage">
            <text:p>55,38%</text:p>
          </table:table-cell>
          <table:table-cell table:style-name="ce3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Heart6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office:value-type="float" office:value="6.92" calcext:value-type="float">
            <text:p>6,92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office:value-type="float" office:value="2189.43" calcext:value-type="float">
            <text:p>2189,43</text:p>
          </table:table-cell>
          <table:table-cell office:value-type="float" office:value="1206.58" calcext:value-type="float">
            <text:p>1206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205" calcext:value-type="percentage">
            <text:p>32,05%</text:p>
          </table:table-cell>
          <table:table-cell table:style-name="ce3" office:value-type="percentage" office:value="0.1574" calcext:value-type="percentage">
            <text:p>15,74%</text:p>
          </table:table-cell>
          <table:table-cell/>
          <table:table-cell office:value-type="string" calcext:value-type="string">
            <text:p>Heart7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office:value-type="float" office:value="1.766" calcext:value-type="float">
            <text:p>1,76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office:value-type="float" office:value="2356.16" calcext:value-type="float">
            <text:p>2356,16</text:p>
          </table:table-cell>
          <table:table-cell office:value-type="float" office:value="815.01" calcext:value-type="float">
            <text:p>815,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5462" calcext:value-type="percentage">
            <text:p>54,62%</text:p>
          </table:table-cell>
          <table:table-cell table:style-name="ce3" office:value-type="percentage" office:value="0.1616" calcext:value-type="percentage">
            <text:p>16,16%</text:p>
          </table:table-cell>
          <table:table-cell/>
          <table:table-cell office:value-type="string" calcext:value-type="string">
            <text:p>Heart8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office:value-type="float" office:value="0.3374" calcext:value-type="float">
            <text:p>0,3374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office:value-type="float" office:value="2146.13" calcext:value-type="float">
            <text:p>2146,13</text:p>
          </table:table-cell>
          <table:table-cell office:value-type="float" office:value="915.04" calcext:value-type="float">
            <text:p>915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2139" calcext:value-type="percentage">
            <text:p>21,39%</text:p>
          </table:table-cell>
          <table:table-cell/>
          <table:table-cell office:value-type="string" calcext:value-type="string">
            <text:p>Heart9</text:p>
          </table:table-cell>
          <table:table-cell office:value-type="percentage" office:value="0.3198" calcext:value-type="percentage">
            <text:p>31,98%</text:p>
          </table:table-cell>
          <table:table-cell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office:value-type="float" office:value="0.3941" calcext:value-type="float">
            <text:p>0,3941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office:value-type="float" office:value="1828.36" calcext:value-type="float">
            <text:p>1828,36</text:p>
          </table:table-cell>
          <table:table-cell office:value-type="float" office:value="1117.49" calcext:value-type="float">
            <text:p>1117,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081" calcext:value-type="percentage">
            <text:p>30,81%</text:p>
          </table:table-cell>
          <table:table-cell/>
          <table:table-cell office:value-type="string" calcext:value-type="string">
            <text:p>Heart10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office:value-type="float" office:value="0.098" calcext:value-type="float">
            <text:p>0,098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office:value-type="float" office:value="2328.79" calcext:value-type="float">
            <text:p>2328,79</text:p>
          </table:table-cell>
          <table:table-cell office:value-type="float" office:value="872.84" calcext:value-type="float">
            <text:p>872,84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/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/>
          <table:table-cell office:value-type="string" calcext:value-type="string">
            <text:p>Laser_10</text:p>
          </table:table-cell>
          <table:table-cell office:value-type="float" office:value="0.6149" calcext:value-type="float">
            <text:p>0,6149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office:value-type="float" office:value="1407.32" calcext:value-type="float">
            <text:p>1407,32</text:p>
          </table:table-cell>
          <table:table-cell office:value-type="float" office:value="662.57" calcext:value-type="float">
            <text:p>662,5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614" calcext:value-type="percentage">
            <text:p>6,14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205" calcext:value-type="percentage">
            <text:p>20,50%</text:p>
          </table:table-cell>
          <table:table-cell/>
          <table:table-cell office:value-type="string" calcext:value-type="string">
            <text:p>Airfoil_1</text:p>
          </table:table-cell>
          <table:table-cell office:value-type="float" office:value="0.242" calcext:value-type="float">
            <text:p>0,242</text:p>
          </table:table-cell>
          <table:table-cell table:number-columns-repeated="2"/>
          <table:table-cell office:value-type="string" calcext:value-type="string">
            <text:p>Anacalt_1</text:p>
          </table:table-cell>
          <table:table-cell office:value-type="float" office:value="0.0047" calcext:value-type="float">
            <text:p>0,00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362" calcext:value-type="percentage">
            <text:p>3,62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648" calcext:value-type="percentage">
            <text:p>26,48%</text:p>
          </table:table-cell>
          <table:table-cell/>
          <table:table-cell office:value-type="string" calcext:value-type="string">
            <text:p>Airfoil_2</text:p>
          </table:table-cell>
          <table:table-cell office:value-type="float" office:value="0.2369" calcext:value-type="float">
            <text:p>0,2369</text:p>
          </table:table-cell>
          <table:table-cell table:number-columns-repeated="2"/>
          <table:table-cell office:value-type="string" calcext:value-type="string">
            <text:p>Anacalt_2</text:p>
          </table:table-cell>
          <table:table-cell office:value-type="float" office:value="0.0068" calcext:value-type="float">
            <text:p>0,00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3357" calcext:value-type="percentage">
            <text:p>33,57%</text:p>
          </table:table-cell>
          <table:table-cell/>
          <table:table-cell office:value-type="string" calcext:value-type="string">
            <text:p>Airfoil_3</text:p>
          </table:table-cell>
          <table:table-cell office:value-type="float" office:value="0.2629" calcext:value-type="float">
            <text:p>0,2629</text:p>
          </table:table-cell>
          <table:table-cell table:number-columns-repeated="2"/>
          <table:table-cell office:value-type="string" calcext:value-type="string">
            <text:p>Anacalt_3</text:p>
          </table:table-cell>
          <table:table-cell office:value-type="float" office:value="0.00499" calcext:value-type="float">
            <text:p>0,004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3" calcext:value-type="percentage">
            <text:p>9,30%</text:p>
          </table:table-cell>
          <table:table-cell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2244" calcext:value-type="percentage">
            <text:p>22,44%</text:p>
          </table:table-cell>
          <table:table-cell/>
          <table:table-cell office:value-type="string" calcext:value-type="string">
            <text:p>Airfoil_4</text:p>
          </table:table-cell>
          <table:table-cell office:value-type="float" office:value="6.074" calcext:value-type="float">
            <text:p>6,074</text:p>
          </table:table-cell>
          <table:table-cell table:number-columns-repeated="2"/>
          <table:table-cell office:value-type="string" calcext:value-type="string">
            <text:p>Anacalt_4</text:p>
          </table:table-cell>
          <table:table-cell office:value-type="float" office:value="0.0056" calcext:value-type="float">
            <text:p>0,0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78" calcext:value-type="percentage">
            <text:p>7,80%</text:p>
          </table:table-cell>
          <table:table-cell table:style-name="ce3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1724" calcext:value-type="percentage">
            <text:p>17,24%</text:p>
          </table:table-cell>
          <table:table-cell office:value-type="percentage" office:value="0.2723" calcext:value-type="percentage">
            <text:p>27,23%</text:p>
          </table:table-cell>
          <table:table-cell/>
          <table:table-cell office:value-type="string" calcext:value-type="string">
            <text:p>Airfoil_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Anacalt_5</text:p>
          </table:table-cell>
          <table:table-cell office:value-type="float" office:value="0.00512" calcext:value-type="float">
            <text:p>0,005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table:style-name="ce3"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19" calcext:value-type="percentage">
            <text:p>21,90%</text:p>
          </table:table-cell>
          <table:table-cell/>
          <table:table-cell office:value-type="string" calcext:value-type="string">
            <text:p>Airfoil_6</text:p>
          </table:table-cell>
          <table:table-cell office:value-type="float" office:value="0.1843" calcext:value-type="float">
            <text:p>0,1843</text:p>
          </table:table-cell>
          <table:table-cell table:number-columns-repeated="2"/>
          <table:table-cell office:value-type="string" calcext:value-type="string">
            <text:p>Anacalt_6</text:p>
          </table:table-cell>
          <table:table-cell office:value-type="float" office:value="0.004" calcext:value-type="float">
            <text:p>0,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317" calcext:value-type="percentage">
            <text:p>13,17%</text:p>
          </table:table-cell>
          <table:table-cell table:style-name="ce3"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4325" calcext:value-type="percentage">
            <text:p>43,25%</text:p>
          </table:table-cell>
          <table:table-cell/>
          <table:table-cell office:value-type="string" calcext:value-type="string">
            <text:p>Airfoil_7</text:p>
          </table:table-cell>
          <table:table-cell office:value-type="float" office:value="0.2355" calcext:value-type="float">
            <text:p>0,2355</text:p>
          </table:table-cell>
          <table:table-cell table:number-columns-repeated="2"/>
          <table:table-cell office:value-type="string" calcext:value-type="string">
            <text:p>Anacalt_7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58" calcext:value-type="percentage">
            <text:p>7,58%</text:p>
          </table:table-cell>
          <table:table-cell table:style-name="ce3"/>
          <table:table-cell/>
          <table:table-cell office:value-type="string" calcext:value-type="string">
            <text:p>Dermatology_8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964" calcext:value-type="percentage">
            <text:p>29,64%</text:p>
          </table:table-cell>
          <table:table-cell/>
          <table:table-cell office:value-type="string" calcext:value-type="string">
            <text:p>Airfoil_8</text:p>
          </table:table-cell>
          <table:table-cell office:value-type="float" office:value="0.5864" calcext:value-type="float">
            <text:p>0,5864</text:p>
          </table:table-cell>
          <table:table-cell table:number-columns-repeated="2"/>
          <table:table-cell office:value-type="string" calcext:value-type="string">
            <text:p>Anacalt_8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style-name="ce3"/>
          <table:table-cell/>
          <table:table-cell office:value-type="string" calcext:value-type="string">
            <text:p>Dermatology_9</text:p>
          </table:table-cell>
          <table:table-cell office:value-type="percentage" office:value="0.1981" calcext:value-type="percentage">
            <text:p>19,81%</text:p>
          </table:table-cell>
          <table:table-cell table:number-columns-repeated="2"/>
          <table:table-cell office:value-type="string" calcext:value-type="string">
            <text:p>Airfoil_9</text:p>
          </table:table-cell>
          <table:table-cell office:value-type="float" office:value="0.2233" calcext:value-type="float">
            <text:p>0,2233</text:p>
          </table:table-cell>
          <table:table-cell table:number-columns-repeated="2"/>
          <table:table-cell office:value-type="string" calcext:value-type="string">
            <text:p>Anacalt_9</text:p>
          </table:table-cell>
          <table:table-cell office:value-type="float" office:value="0.006" calcext:value-type="float">
            <text:p>0,0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35" calcext:value-type="percentage">
            <text:p>9,35%</text:p>
          </table:table-cell>
          <table:table-cell table:style-name="ce3"/>
          <table:table-cell/>
          <table:table-cell office:value-type="string" calcext:value-type="string">
            <text:p>Dermatology_10</text:p>
          </table:table-cell>
          <table:table-cell office:value-type="percentage" office:value="0.1867" calcext:value-type="percentage">
            <text:p>18,67%</text:p>
          </table:table-cell>
          <table:table-cell table:number-columns-repeated="2"/>
          <table:table-cell office:value-type="string" calcext:value-type="string">
            <text:p>Airfoil_10</text:p>
          </table:table-cell>
          <table:table-cell office:value-type="float" office:value="0.1751" calcext:value-type="float">
            <text:p>0,1751</text:p>
          </table:table-cell>
          <table:table-cell table:number-columns-repeated="2"/>
          <table:table-cell office:value-type="string" calcext:value-type="string">
            <text:p>Anacalt_10</text:p>
          </table:table-cell>
          <table:table-cell office:value-type="float" office:value="0.005" calcext:value-type="float">
            <text:p>0,005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474" calcext:value-type="percentage">
            <text:p>4,74%</text:p>
          </table:table-cell>
          <table:table-cell/>
          <table:table-cell table:style-name="ce1"/>
          <table:table-cell table:style-name="ce3" table:formula="of:=AVERAGE([.F59:.F68])" office:value-type="percentage" office:value="0.21343" calcext:value-type="percentage">
            <text:p>21,34%</text:p>
          </table:table-cell>
          <table:table-cell table:style-name="ce3" table:formula="of:=AVERAGE([.G59:.G68])" office:value-type="percentage" office:value="0.2812625" calcext:value-type="percentage">
            <text:p>28,13%</text:p>
          </table:table-cell>
          <table:table-cell/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59:.N68])" office:value-type="float" office:value="0.005181" calcext:value-type="float">
            <text:p>0,005181</text:p>
          </table:table-cell>
          <table:table-cell table:style-name="ce5" table:formula="of:=AVERAGE([.O59:.O6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456" calcext:value-type="percentage">
            <text:p>34,56%</text:p>
          </table:table-cell>
          <table:table-cell office:value-type="percentage" office:value="0.2498" calcext:value-type="percentage">
            <text:p>24,98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4344" calcext:value-type="float">
            <text:p>0,4344</text:p>
          </table:table-cell>
          <table:table-cell table:number-columns-repeated="2"/>
          <table:table-cell office:value-type="string" calcext:value-type="string">
            <text:p>PY_1</text:p>
          </table:table-cell>
          <table:table-cell office:value-type="float" office:value="1459.86" calcext:value-type="float">
            <text:p>1459,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2628" calcext:value-type="percentage">
            <text:p>26,2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1.178" calcext:value-type="float">
            <text:p>1,178</text:p>
          </table:table-cell>
          <table:table-cell table:number-columns-repeated="2"/>
          <table:table-cell office:value-type="string" calcext:value-type="string">
            <text:p>PY_2</text:p>
          </table:table-cell>
          <table:table-cell office:value-type="float" office:value="17.4129" calcext:value-type="float">
            <text:p>17,41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2712" calcext:value-type="percentage">
            <text:p>27,12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0.7268" calcext:value-type="float">
            <text:p>0,7268</text:p>
          </table:table-cell>
          <table:table-cell table:number-columns-repeated="2"/>
          <table:table-cell office:value-type="string" calcext:value-type="string">
            <text:p>PY_3</text:p>
          </table:table-cell>
          <table:table-cell office:value-type="float" office:value="403" calcext:value-type="float">
            <text:p>4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2389" calcext:value-type="percentage">
            <text:p>23,89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0.5927" calcext:value-type="float">
            <text:p>0,5927</text:p>
          </table:table-cell>
          <table:table-cell table:number-columns-repeated="2"/>
          <table:table-cell office:value-type="string" calcext:value-type="string">
            <text:p>PY_4</text:p>
          </table:table-cell>
          <table:table-cell office:value-type="float" office:value="0.0843" calcext:value-type="float">
            <text:p>0,08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1777" calcext:value-type="percentage">
            <text:p>17,77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5392" calcext:value-type="float">
            <text:p>0,5392</text:p>
          </table:table-cell>
          <table:table-cell table:number-columns-repeated="2"/>
          <table:table-cell office:value-type="string" calcext:value-type="string">
            <text:p>PY_5</text:p>
          </table:table-cell>
          <table:table-cell office:value-type="float" office:value="206.09" calcext:value-type="float">
            <text:p>206,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434" calcext:value-type="percentage">
            <text:p>24,34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123.069" calcext:value-type="float">
            <text:p>123,069</text:p>
          </table:table-cell>
          <table:table-cell table:number-columns-repeated="2"/>
          <table:table-cell office:value-type="string" calcext:value-type="string">
            <text:p>PY_6</text:p>
          </table:table-cell>
          <table:table-cell office:value-type="float" office:value="217.536" calcext:value-type="float">
            <text:p>217,5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944" calcext:value-type="percentage">
            <text:p>19,44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office:value-type="float" office:value="0.3325" calcext:value-type="float">
            <text:p>0,3325</text:p>
          </table:table-cell>
          <table:table-cell table:number-columns-repeated="2"/>
          <table:table-cell office:value-type="string" calcext:value-type="string">
            <text:p>PY_7</text:p>
          </table:table-cell>
          <table:table-cell office:value-type="float" office:value="787.578" calcext:value-type="float">
            <text:p>787,57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779" calcext:value-type="percentage">
            <text:p>27,79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office:value-type="float" office:value="0.6938" calcext:value-type="float">
            <text:p>0,6938</text:p>
          </table:table-cell>
          <table:table-cell table:number-columns-repeated="2"/>
          <table:table-cell office:value-type="string" calcext:value-type="string">
            <text:p>PY_8</text:p>
          </table:table-cell>
          <table:table-cell office:value-type="float" office:value="0.123" calcext:value-type="float">
            <text:p>0,1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47" calcext:value-type="percentage">
            <text:p>39,47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office:value-type="float" office:value="0.4127" calcext:value-type="float">
            <text:p>0,4127</text:p>
          </table:table-cell>
          <table:table-cell table:number-columns-repeated="2"/>
          <table:table-cell office:value-type="string" calcext:value-type="string">
            <text:p>PY_9</text:p>
          </table:table-cell>
          <table:table-cell office:value-type="float" office:value="274.7858" calcext:value-type="float">
            <text:p>274,78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office:value-type="float" office:value="0.5161" calcext:value-type="float">
            <text:p>0,5161</text:p>
          </table:table-cell>
          <table:table-cell table:number-columns-repeated="2"/>
          <table:table-cell office:value-type="string" calcext:value-type="string">
            <text:p>PY_10</text:p>
          </table:table-cell>
          <table:table-cell office:value-type="float" office:value="820.8" calcext:value-type="float">
            <text:p>820,8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/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/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6233" calcext:value-type="percentage">
            <text:p>62,33%</text:p>
          </table:table-cell>
          <table:table-cell office:value-type="percentage" office:value="0.4443" calcext:value-type="percentage">
            <text:p>44,4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119" calcext:value-type="percentage">
            <text:p>21,19%</text:p>
          </table:table-cell>
          <table:table-cell/>
          <table:table-cell office:value-type="string" calcext:value-type="string">
            <text:p>Concrete_1</text:p>
          </table:table-cell>
          <table:table-cell office:value-type="float" office:value="1.61" calcext:value-type="float">
            <text:p>1,61</text:p>
          </table:table-cell>
          <table:table-cell table:number-columns-repeated="2"/>
          <table:table-cell office:value-type="string" calcext:value-type="string">
            <text:p>Abalone_1</text:p>
          </table:table-cell>
          <table:table-cell office:value-type="float" office:value="1410.497" calcext:value-type="float">
            <text:p>1410,4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4503" calcext:value-type="percentage">
            <text:p>45,03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158" calcext:value-type="percentage">
            <text:p>21,58%</text:p>
          </table:table-cell>
          <table:table-cell/>
          <table:table-cell office:value-type="string" calcext:value-type="string">
            <text:p>Concrete_2</text:p>
          </table:table-cell>
          <table:table-cell office:value-type="float" office:value="129.8627" calcext:value-type="float">
            <text:p>129,8627</text:p>
          </table:table-cell>
          <table:table-cell table:number-columns-repeated="2"/>
          <table:table-cell office:value-type="string" calcext:value-type="string">
            <text:p>Abalone_2</text:p>
          </table:table-cell>
          <table:table-cell office:value-type="float" office:value="1732.15" calcext:value-type="float">
            <text:p>1732,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192" calcext:value-type="percentage">
            <text:p>21,92%</text:p>
          </table:table-cell>
          <table:table-cell/>
          <table:table-cell office:value-type="string" calcext:value-type="string">
            <text:p>Concrete_3</text:p>
          </table:table-cell>
          <table:table-cell office:value-type="float" office:value="1.1578" calcext:value-type="float">
            <text:p>1,1578</text:p>
          </table:table-cell>
          <table:table-cell table:number-columns-repeated="2"/>
          <table:table-cell office:value-type="string" calcext:value-type="string">
            <text:p>Abalone_3</text:p>
          </table:table-cell>
          <table:table-cell office:value-type="float" office:value="3487.39" calcext:value-type="float">
            <text:p>3487,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968" calcext:value-type="percentage">
            <text:p>29,68%</text:p>
          </table:table-cell>
          <table:table-cell table:number-columns-repeated="2"/>
          <table:table-cell office:value-type="string" calcext:value-type="string">
            <text:p>Concrete_4</text:p>
          </table:table-cell>
          <table:table-cell office:value-type="float" office:value="1.027" calcext:value-type="float">
            <text:p>1,027</text:p>
          </table:table-cell>
          <table:table-cell table:number-columns-repeated="2"/>
          <table:table-cell office:value-type="string" calcext:value-type="string">
            <text:p>Abalone_4</text:p>
          </table:table-cell>
          <table:table-cell office:value-type="float" office:value="2490.21" calcext:value-type="float">
            <text:p>2490,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5987" calcext:value-type="percentage">
            <text:p>59,87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2962" calcext:value-type="percentage">
            <text:p>29,62%</text:p>
          </table:table-cell>
          <table:table-cell table:number-columns-repeated="2"/>
          <table:table-cell office:value-type="string" calcext:value-type="string">
            <text:p>Concrete_5</text:p>
          </table:table-cell>
          <table:table-cell office:value-type="float" office:value="1.715" calcext:value-type="float">
            <text:p>1,715</text:p>
          </table:table-cell>
          <table:table-cell table:number-columns-repeated="2"/>
          <table:table-cell office:value-type="string" calcext:value-type="string">
            <text:p>Abalone_5</text:p>
          </table:table-cell>
          <table:table-cell office:value-type="float" office:value="2297.92" calcext:value-type="float">
            <text:p>2297,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967" calcext:value-type="percentage">
            <text:p>59,67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376" calcext:value-type="percentage">
            <text:p>33,76%</text:p>
          </table:table-cell>
          <table:table-cell table:number-columns-repeated="2"/>
          <table:table-cell office:value-type="string" calcext:value-type="string">
            <text:p>Concrete_6</text:p>
          </table:table-cell>
          <table:table-cell office:value-type="float" office:value="1.4384" calcext:value-type="float">
            <text:p>1,4384</text:p>
          </table:table-cell>
          <table:table-cell table:number-columns-repeated="2"/>
          <table:table-cell office:value-type="string" calcext:value-type="string">
            <text:p>Abalone_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6127" calcext:value-type="percentage">
            <text:p>61,27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93" calcext:value-type="percentage">
            <text:p>29,30%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office:value-type="float" office:value="1.3019" calcext:value-type="float">
            <text:p>1,3019</text:p>
          </table:table-cell>
          <table:table-cell table:number-columns-repeated="2"/>
          <table:table-cell office:value-type="string" calcext:value-type="string">
            <text:p>Abalone_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6313" calcext:value-type="percentage">
            <text:p>63,13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2457" calcext:value-type="percentage">
            <text:p>24,57%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office:value-type="float" office:value="1.166" calcext:value-type="float">
            <text:p>1,166</text:p>
          </table:table-cell>
          <table:table-cell table:number-columns-repeated="2"/>
          <table:table-cell office:value-type="string" calcext:value-type="string">
            <text:p>Abalone_8</text:p>
          </table:table-cell>
          <table:table-cell office:value-type="float" office:value="2085.57" calcext:value-type="float">
            <text:p>2085,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67" calcext:value-type="percentage">
            <text:p>62,67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296" calcext:value-type="percentage">
            <text:p>22,96%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office:value-type="float" office:value="0.9609" calcext:value-type="float">
            <text:p>0,9609</text:p>
          </table:table-cell>
          <table:table-cell table:number-columns-repeated="2"/>
          <table:table-cell office:value-type="string" calcext:value-type="string">
            <text:p>Abalone_9</text:p>
          </table:table-cell>
          <table:table-cell office:value-type="float" office:value="3027.87" calcext:value-type="float">
            <text:p>3027,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467" calcext:value-type="percentage">
            <text:p>64,67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2936" calcext:value-type="percentage">
            <text:p>29,36%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office:value-type="float" office:value="1.2596" calcext:value-type="float">
            <text:p>1,2596</text:p>
          </table:table-cell>
          <table:table-cell table:number-columns-repeated="2"/>
          <table:table-cell office:value-type="string" calcext:value-type="string">
            <text:p>Abalone_10</text:p>
          </table:table-cell>
          <table:table-cell office:value-type="float" office:value="2250.16" calcext:value-type="float">
            <text:p>2250,1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57025" calcext:value-type="percentage">
            <text:p>45,70%</text:p>
          </table:table-cell>
          <table:table-cell/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15633333333333" calcext:value-type="percentage">
            <text:p>21,56%</text:p>
          </table:table-cell>
          <table:table-cell/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2"/>
          <table:table-cell/>
          <table:table-cell office:value-type="string" calcext:value-type="string">
            <text:p>Circular_1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2"/>
          <table:table-cell/>
          <table:table-cell office:value-type="string" calcext:value-type="string">
            <text:p>Circular_2</text:p>
          </table:table-cell>
          <table:table-cell table:style-name="ce2" office:value-type="percentage" office:value="0.0713" calcext:value-type="percentage">
            <text:p>7,1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244" calcext:value-type="percentage">
            <text:p>12,44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2"/>
          <table:table-cell/>
          <table:table-cell office:value-type="string" calcext:value-type="string">
            <text:p>Circular_3</text:p>
          </table:table-cell>
          <table:table-cell table:style-name="ce2" office:value-type="percentage" office:value="0.0903" calcext:value-type="percentage">
            <text:p>9,0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08" calcext:value-type="percentage">
            <text:p>15,08%</text:p>
          </table:table-cell>
          <table:table-cell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482" calcext:value-type="percentage">
            <text:p>4,82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2"/>
          <table:table-cell/>
          <table:table-cell office:value-type="string" calcext:value-type="string">
            <text:p>Circular_4</text:p>
          </table:table-cell>
          <table:table-cell table:style-name="ce2" office:value-type="percentage" office:value="0.0897" calcext:value-type="percentage">
            <text:p>8,9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28" calcext:value-type="percentage">
            <text:p>22,28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2"/>
          <table:table-cell/>
          <table:table-cell office:value-type="string" calcext:value-type="string">
            <text:p>Circular_5</text:p>
          </table:table-cell>
          <table:table-cell table:style-name="ce2" office:value-type="percentage" office:value="0.0593" calcext:value-type="percentage">
            <text:p>5,9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544" calcext:value-type="percentage">
            <text:p>15,44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565" calcext:value-type="percentage">
            <text:p>5,65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2"/>
          <table:table-cell/>
          <table:table-cell office:value-type="string" calcext:value-type="string">
            <text:p>Circular_6</text:p>
          </table:table-cell>
          <table:table-cell table:style-name="ce2" office:value-type="percentage" office:value="0.073" calcext:value-type="percentage">
            <text:p>7,3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63" calcext:value-type="percentage">
            <text:p>12,63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0881" calcext:value-type="percentage">
            <text:p>8,81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2"/>
          <table:table-cell/>
          <table:table-cell office:value-type="string" calcext:value-type="string">
            <text:p>Circular_7</text:p>
          </table:table-cell>
          <table:table-cell table:style-name="ce2" office:value-type="percentage" office:value="0.0857" calcext:value-type="percentage">
            <text:p>8,5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95" calcext:value-type="percentage">
            <text:p>18,95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976" calcext:value-type="percentage">
            <text:p>9,76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2"/>
          <table:table-cell/>
          <table:table-cell office:value-type="string" calcext:value-type="string">
            <text:p>Circular_8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386" calcext:value-type="percentage">
            <text:p>13,86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2"/>
          <table:table-cell/>
          <table:table-cell office:value-type="string" calcext:value-type="string">
            <text:p>Circular_9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49" calcext:value-type="percentage">
            <text:p>6,49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655" calcext:value-type="percentage">
            <text:p>6,55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2"/>
          <table:table-cell/>
          <table:table-cell office:value-type="string" calcext:value-type="string">
            <text:p>Circular_10</text:p>
          </table:table-cell>
          <table:table-cell table:style-name="ce2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3485" calcext:value-type="percentage">
            <text:p>13,49%</text:p>
          </table:table-cell>
          <table:table-cell/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3875" calcext:value-type="percentage">
            <text:p>3,88%</text:p>
          </table:table-cell>
          <table:table-cell/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N99:.N108])" office:value-type="percentage" office:value="0.076325" calcext:value-type="percentage">
            <text:p>7,63%</text:p>
          </table:table-cell>
          <table:table-cell table:style-name="ce3" table:formula="of:=AVERAGE([.O99:.O10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33" calcext:value-type="percentage">
            <text:p>2,3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4" calcext:value-type="percentage">
            <text:p>3,40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93" calcext:value-type="percentage">
            <text:p>3,93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12:.B121])" office:value-type="percentage" office:value="0.0322" calcext:value-type="percentage">
            <text:p>3,22%</text:p>
          </table:table-cell>
          <table:table-cell table:style-name="ce3" table:formula="of:=AVERAGE([.C112:.C121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08:16:14.76847603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08T01:23:51.837214213</dc:date>
    <meta:editing-duration>P8DT10H42M25S</meta:editing-duration>
    <meta:editing-cycles>1550</meta:editing-cycles>
    <meta:generator>LibreOffice/7.0.2.2$Linux_X86_64 LibreOffice_project/00$Build-2</meta:generator>
    <meta:document-statistic meta:table-count="1" meta:cell-count="982" meta:object-count="0"/>
  </office:meta>
</office:document-meta>
</file>